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1cm" svg:height="2.574cm" svg:x="1cm" svg:y="1cm">
          <text:p text:style-name="P1">BIO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2" draw:id="id2" draw:layer="layout" svg:width="2.71cm" svg:height="2.574cm" svg:x="4.968cm" svg:y="1cm">
          <text:p text:style-name="P1">GRUB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3" draw:id="id3" draw:layer="layout" svg:width="2.71cm" svg:height="2.574cm" svg:x="8.877cm" svg:y="1cm">
          <text:p text:style-name="P1">GRUB2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4" draw:id="id4" draw:layer="layout" svg:width="2.71cm" svg:height="2.574cm" svg:x="12.765cm" svg:y="1cm">
          <text:p text:style-name="P1">O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3.71cm" svg:y1="2.287cm" svg:x2="4.968cm" svg:y2="2.287cm" draw:start-shape="id1" draw:start-glue-point="7" draw:end-shape="id2" draw:end-glue-point="5" svg:d="m3710 2287h1258">
          <text:p/>
        </draw:connector>
        <draw:connector draw:style-name="gr2" draw:text-style-name="P1" draw:layer="layout" svg:x1="7.678cm" svg:y1="2.287cm" svg:x2="8.877cm" svg:y2="2.287cm" draw:start-shape="id2" draw:start-glue-point="7" draw:end-shape="id3" draw:end-glue-point="5" svg:d="m7678 2287h1199">
          <text:p/>
        </draw:connector>
        <draw:connector draw:style-name="gr2" draw:text-style-name="P1" draw:layer="layout" svg:x1="11.587cm" svg:y1="2.287cm" svg:x2="12.765cm" svg:y2="2.287cm" draw:start-shape="id3" draw:start-glue-point="7" draw:end-shape="id4" draw:end-glue-point="5" svg:d="m11587 2287h11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rik Helin</meta:initial-creator>
    <meta:creation-date>2012-02-20T16:42:23</meta:creation-date>
    <dc:date>2012-02-20T17:04:10</dc:date>
    <dc:creator>Erik Helin</dc:creator>
    <meta:editing-duration>PT21M49S</meta:editing-duration>
    <meta:editing-cycles>3</meta:editing-cycles>
    <meta:generator>LibreOffice/3.3$Linux LibreOffice_project/330m19$Build-401</meta:generator>
    <meta:document-statistic meta:object-count="7"/>
  </office:meta>
</office:document-meta>
</file>